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ving</text:p>
      <text:p text:style-name="Standard"/>
      <text:p text:style-name="Standard">The Diving skill allows a player to swim assisted down to depths lower than around 10 metres. It is also a requirement of the Caving skill. At base level, a diver can swim assisted to a depth of 10 metres – the same depth as a swimmer or freediver, but with the ability to use underwater breathing equipment. At Instructor level, a player can teach the skill to others and dive to a depth of 40 metres. At Artificer level, the player is able to construct underwater breathing equipment, goggles, lights and other diving equi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Win32 OpenOffice.org_project/680m95$Build-8900</meta:generator>
    <meta:initial-creator>Tim St.Clair</meta:initial-creator>
    <meta:creation-date>2005-04-25T12:06:57</meta:creation-date>
    <dc:creator>Tim St.Clair</dc:creator>
    <dc:date>2005-04-25T12:11:27</dc:date>
    <dc:language>en-AU</dc:language>
    <meta:editing-cycles>2</meta:editing-cycles>
    <meta:editing-duration>PT4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95" meta:character-count="536"/>
  </office:meta>
</office:document-meta>
</file>